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Liberation Mono" fo:language="bg" fo:country="BG" officeooo:rsid="0001add4" officeooo:paragraph-rsid="0001add4" style:font-size-asian="10.5pt" style:font-weight-asian="normal"/>
    </style:style>
    <style:style style:name="P2" style:family="paragraph" style:parent-style-name="Standard">
      <style:text-properties fo:color="#0000ff" style:font-name="Liberation Mono" fo:language="bg" fo:country="BG" officeooo:rsid="0006d2c7" officeooo:paragraph-rsid="0006d2c7" style:font-size-asian="10.5pt" style:font-weight-asian="normal"/>
    </style:style>
    <style:style style:name="P3" style:family="paragraph" style:parent-style-name="Standard">
      <style:text-properties fo:color="#0000ff" fo:language="bg" fo:country="BG" officeooo:rsid="00087bb0" officeooo:paragraph-rsid="00087bb0" style:font-size-asian="10.5pt" style:font-weight-asian="normal"/>
    </style:style>
    <style:style style:name="P4" style:family="paragraph" style:parent-style-name="Standard">
      <style:text-properties fo:color="#0000ff" fo:language="bg" fo:country="BG" officeooo:rsid="000c282f" officeooo:paragraph-rsid="000c282f" style:font-size-asian="10.5pt" style:font-weight-asian="normal"/>
    </style:style>
    <style:style style:name="P5" style:family="paragraph" style:parent-style-name="Standard">
      <style:text-properties fo:color="#0000ff" fo:language="bg" fo:country="BG" officeooo:rsid="0010dde4" officeooo:paragraph-rsid="00154c4e" style:font-size-asian="10.5pt" style:font-weight-asian="normal"/>
    </style:style>
    <style:style style:name="P6" style:family="paragraph" style:parent-style-name="Standard">
      <style:text-properties fo:color="#0000ff" fo:language="bg" fo:country="BG" officeooo:rsid="001317f0" officeooo:paragraph-rsid="0016f0b0" style:font-size-asian="10.5pt" style:font-weight-asian="normal"/>
    </style:style>
    <style:style style:name="P7" style:family="paragraph" style:parent-style-name="Standard">
      <style:text-properties fo:color="#0000ff" fo:language="bg" fo:country="BG" officeooo:rsid="0016f0b0" officeooo:paragraph-rsid="0016f0b0" style:font-size-asian="10.5pt" style:font-weight-asian="normal"/>
    </style:style>
    <style:style style:name="P8" style:family="paragraph" style:parent-style-name="Standard">
      <style:text-properties fo:color="#0000ff" fo:language="bg" fo:country="BG" officeooo:rsid="001a5015" officeooo:paragraph-rsid="001a5015" style:font-size-asian="10.5pt" style:font-weight-asian="normal"/>
    </style:style>
    <style:style style:name="P9" style:family="paragraph" style:parent-style-name="Standard">
      <style:text-properties fo:color="#0000ff" fo:language="bg" fo:country="BG" fo:font-style="normal" officeooo:rsid="000ef6bc" officeooo:paragraph-rsid="000ef6bc" style:font-size-asian="10.5pt" style:font-style-asian="normal" style:font-weight-asian="normal" style:font-style-complex="normal"/>
    </style:style>
    <style:style style:name="P10" style:family="paragraph" style:parent-style-name="Standard">
      <style:text-properties fo:language="bg" fo:country="BG" officeooo:rsid="00001cdd" officeooo:paragraph-rsid="00001cdd" style:font-size-asian="10.5pt" style:font-weight-asian="normal"/>
    </style:style>
    <style:style style:name="P11" style:family="paragraph" style:parent-style-name="Standard">
      <style:text-properties fo:language="bg" fo:country="BG" officeooo:rsid="00001cdd" officeooo:paragraph-rsid="00087bb0" style:font-size-asian="10.5pt" style:font-weight-asian="normal"/>
    </style:style>
    <style:style style:name="P12" style:family="paragraph" style:parent-style-name="Standard">
      <style:text-properties fo:language="bg" fo:country="BG" officeooo:rsid="00087bb0" officeooo:paragraph-rsid="00087bb0" style:font-size-asian="10.5pt" style:font-weight-asian="normal"/>
    </style:style>
    <style:style style:name="P13" style:family="paragraph" style:parent-style-name="Standard">
      <style:text-properties fo:language="bg" fo:country="BG" officeooo:rsid="0010dde4" officeooo:paragraph-rsid="0010dde4" style:font-size-asian="10.5pt" style:font-weight-asian="normal"/>
    </style:style>
    <style:style style:name="P14" style:family="paragraph" style:parent-style-name="Standard">
      <style:text-properties fo:language="bg" fo:country="BG" officeooo:rsid="0016f0b0" officeooo:paragraph-rsid="0016f0b0" style:font-size-asian="10.5pt" style:font-weight-asian="normal"/>
    </style:style>
    <style:style style:name="P15" style:family="paragraph" style:parent-style-name="Standard">
      <style:text-properties fo:language="bg" fo:country="BG" officeooo:rsid="003f5c2c" officeooo:paragraph-rsid="003f5c2c" style:font-size-asian="10.5pt" style:font-weight-asian="normal"/>
    </style:style>
    <style:style style:name="P16" style:family="paragraph" style:parent-style-name="Standard">
      <style:text-properties fo:language="bg" fo:country="BG" officeooo:rsid="00423743" officeooo:paragraph-rsid="00423743" style:font-size-asian="10.5pt" style:font-weight-asian="normal"/>
    </style:style>
    <style:style style:name="P17" style:family="paragraph" style:parent-style-name="Standard">
      <style:text-properties fo:language="bg" fo:country="BG" officeooo:rsid="00529c86" officeooo:paragraph-rsid="00423743" style:font-size-asian="10.5pt" style:font-weight-asian="normal"/>
    </style:style>
    <style:style style:name="P18" style:family="paragraph" style:parent-style-name="Standard">
      <style:text-properties fo:language="bg" fo:country="BG" officeooo:rsid="0054739f" officeooo:paragraph-rsid="005343c9" style:font-size-asian="10.5pt" style:font-weight-asian="normal"/>
    </style:style>
    <style:style style:name="P19" style:family="paragraph" style:parent-style-name="Standard">
      <style:text-properties fo:language="bg" fo:country="BG" officeooo:rsid="006ec61e" officeooo:paragraph-rsid="006ec61e" style:font-size-asian="10.5pt" style:font-weight-asian="normal"/>
    </style:style>
    <style:style style:name="P20" style:family="paragraph" style:parent-style-name="Standard">
      <style:text-properties fo:language="bg" fo:country="BG" officeooo:rsid="006fabf1" officeooo:paragraph-rsid="006fabf1" style:font-size-asian="10.5pt" style:font-weight-asian="normal"/>
    </style:style>
    <style:style style:name="P21" style:family="paragraph" style:parent-style-name="Standard">
      <style:text-properties fo:language="bg" fo:country="BG" officeooo:rsid="00741d17" officeooo:paragraph-rsid="00741d17" style:font-size-asian="10.5pt" style:font-weight-asian="normal"/>
    </style:style>
    <style:style style:name="P22" style:family="paragraph" style:parent-style-name="Standard">
      <style:text-properties fo:color="#0000cc" fo:language="bg" fo:country="BG" officeooo:rsid="001ad1cd" officeooo:paragraph-rsid="001ad1cd" style:font-size-asian="10.5pt" style:font-weight-asian="normal"/>
    </style:style>
    <style:style style:name="P23" style:family="paragraph" style:parent-style-name="Standard">
      <style:text-properties fo:color="#0000cc" fo:language="bg" fo:country="BG" officeooo:rsid="002063ae" officeooo:paragraph-rsid="002063ae" style:font-size-asian="10.5pt" style:font-weight-asian="normal"/>
    </style:style>
    <style:style style:name="P24" style:family="paragraph" style:parent-style-name="Standard">
      <style:text-properties fo:color="#0000cc" fo:language="bg" fo:country="BG" officeooo:rsid="00220246" officeooo:paragraph-rsid="00220246" style:font-size-asian="10.5pt" style:font-weight-asian="normal"/>
    </style:style>
    <style:style style:name="P25" style:family="paragraph" style:parent-style-name="Standard">
      <style:text-properties fo:color="#0000cc" fo:language="bg" fo:country="BG" officeooo:rsid="0023081c" officeooo:paragraph-rsid="0023081c" style:font-size-asian="10.5pt" style:font-weight-asian="normal"/>
    </style:style>
    <style:style style:name="P26" style:family="paragraph" style:parent-style-name="Standard">
      <style:text-properties fo:color="#0000cc" fo:language="bg" fo:country="BG" officeooo:rsid="00250222" officeooo:paragraph-rsid="00250222" style:font-size-asian="10.5pt" style:font-weight-asian="normal"/>
    </style:style>
    <style:style style:name="P27" style:family="paragraph" style:parent-style-name="Standard">
      <style:text-properties fo:color="#0000cc" fo:language="bg" fo:country="BG" officeooo:rsid="002f1fc7" officeooo:paragraph-rsid="00305fdc" style:font-size-asian="10.5pt" style:font-weight-asian="normal"/>
    </style:style>
    <style:style style:name="P28" style:family="paragraph" style:parent-style-name="Standard">
      <style:text-properties fo:color="#0000cc" fo:language="bg" fo:country="BG" officeooo:rsid="002f46ae" officeooo:paragraph-rsid="002f46ae" style:font-size-asian="10.5pt" style:font-weight-asian="normal"/>
    </style:style>
    <style:style style:name="P29" style:family="paragraph" style:parent-style-name="Standard">
      <style:text-properties fo:color="#0000cc" fo:language="bg" fo:country="BG" officeooo:rsid="00001cdd" officeooo:paragraph-rsid="002f1fc7" style:font-size-asian="10.5pt" style:font-weight-asian="normal"/>
    </style:style>
    <style:style style:name="P30" style:family="paragraph" style:parent-style-name="Standard">
      <style:text-properties fo:color="#0000cc" fo:language="bg" fo:country="BG" officeooo:rsid="003b2c9c" officeooo:paragraph-rsid="003b2c9c" style:font-size-asian="10.5pt" style:font-weight-asian="normal"/>
    </style:style>
    <style:style style:name="P31" style:family="paragraph" style:parent-style-name="Standard">
      <style:text-properties fo:color="#0000cc" fo:language="bg" fo:country="BG" officeooo:rsid="003c1e16" officeooo:paragraph-rsid="003c1e16" style:font-size-asian="10.5pt" style:font-weight-asian="normal"/>
    </style:style>
    <style:style style:name="P32" style:family="paragraph" style:parent-style-name="Standard">
      <style:text-properties fo:color="#0000cc" fo:language="bg" fo:country="BG" officeooo:rsid="003cbb11" officeooo:paragraph-rsid="003cbb11" style:font-size-asian="10.5pt" style:font-weight-asian="normal"/>
    </style:style>
    <style:style style:name="P33" style:family="paragraph" style:parent-style-name="Standard">
      <style:text-properties fo:color="#0000cc" fo:language="bg" fo:country="BG" officeooo:rsid="003f5c2c" officeooo:paragraph-rsid="003f5c2c" style:font-size-asian="10.5pt" style:font-weight-asian="normal"/>
    </style:style>
    <style:style style:name="P34" style:family="paragraph" style:parent-style-name="Standard">
      <style:text-properties fo:color="#0000cc" fo:language="bg" fo:country="BG" officeooo:rsid="004e122a" officeooo:paragraph-rsid="004e122a" style:font-size-asian="10.5pt" style:font-weight-asian="normal"/>
    </style:style>
    <style:style style:name="P35" style:family="paragraph" style:parent-style-name="Standard">
      <style:text-properties fo:color="#0000cc" fo:language="bg" fo:country="BG" officeooo:rsid="0056c91e" officeooo:paragraph-rsid="0056c91e" style:font-size-asian="10.5pt" style:font-weight-asian="normal"/>
    </style:style>
    <style:style style:name="P36" style:family="paragraph" style:parent-style-name="Standard">
      <style:text-properties fo:color="#0000cc" fo:language="bg" fo:country="BG" fo:font-style="normal" officeooo:rsid="002410d8" officeooo:paragraph-rsid="002410d8" style:font-size-asian="10.5pt" style:font-style-asian="normal" style:font-weight-asian="normal" style:font-style-complex="normal"/>
    </style:style>
    <style:style style:name="P37" style:family="paragraph" style:parent-style-name="Standard">
      <style:text-properties fo:color="#0000cc" fo:language="bg" fo:country="BG" fo:font-style="normal" officeooo:rsid="00250222" officeooo:paragraph-rsid="00250222" style:font-size-asian="10.5pt" style:font-style-asian="normal" style:font-weight-asian="normal" style:font-style-complex="normal"/>
    </style:style>
    <style:style style:name="P38" style:family="paragraph" style:parent-style-name="Preformatted_20_Text">
      <style:paragraph-properties fo:line-height="150%"/>
    </style:style>
    <style:style style:name="P39" style:family="paragraph" style:parent-style-name="Standard">
      <style:paragraph-properties fo:break-before="page"/>
      <style:text-properties fo:language="bg" fo:country="BG" officeooo:rsid="0054739f" officeooo:paragraph-rsid="005343c9" style:font-size-asian="10.5pt" style:font-weight-asian="normal"/>
    </style:style>
    <style:style style:name="P40" style:family="paragraph" style:parent-style-name="Text_20_body">
      <style:text-properties fo:language="en" fo:country="US"/>
    </style:style>
    <style:style style:name="P41" style:family="paragraph" style:parent-style-name="Text_20_body">
      <style:text-properties fo:language="en" fo:country="US" officeooo:rsid="0054739f" officeooo:paragraph-rsid="005343c9" style:font-size-asian="10.5pt" style:font-weight-asian="normal"/>
    </style:style>
    <style:style style:name="P42" style:family="paragraph" style:parent-style-name="Text_20_body">
      <style:text-properties fo:language="en" fo:country="US" officeooo:rsid="00668c16" officeooo:paragraph-rsid="00668c16"/>
    </style:style>
    <style:style style:name="P43" style:family="paragraph" style:parent-style-name="Text_20_body">
      <style:text-properties fo:language="en" fo:country="US" officeooo:rsid="0068564c" officeooo:paragraph-rsid="006a3d44"/>
    </style:style>
    <style:style style:name="P44" style:family="paragraph" style:parent-style-name="Text_20_body">
      <style:text-properties fo:language="en" fo:country="US" officeooo:rsid="007504e5" officeooo:paragraph-rsid="007504e5"/>
    </style:style>
    <style:style style:name="P45" style:family="paragraph" style:parent-style-name="Text_20_body">
      <style:text-properties fo:color="#0000cc" style:font-name="Liberation Mono" officeooo:rsid="005b579c" officeooo:paragraph-rsid="005b579c"/>
    </style:style>
    <style:style style:name="P46" style:family="paragraph" style:parent-style-name="Text_20_body">
      <style:text-properties fo:color="#0000cc" style:font-name="Liberation Mono" officeooo:rsid="005bad31" officeooo:paragraph-rsid="0064a049"/>
    </style:style>
    <style:style style:name="P47" style:family="paragraph" style:parent-style-name="Text_20_body">
      <style:text-properties fo:color="#0000cc" style:font-name="Liberation Mono" officeooo:rsid="005f4853" officeooo:paragraph-rsid="005f4853"/>
    </style:style>
    <style:style style:name="P48" style:family="paragraph" style:parent-style-name="Text_20_body">
      <style:text-properties fo:color="#0000cc" style:font-name="Liberation Mono" officeooo:rsid="006184c0" officeooo:paragraph-rsid="006184c0"/>
    </style:style>
    <style:style style:name="P49" style:family="paragraph" style:parent-style-name="Text_20_body">
      <style:text-properties fo:color="#0000cc" style:font-name="Liberation Mono" fo:language="en" fo:country="US" officeooo:rsid="0062c89b" officeooo:paragraph-rsid="00668c16"/>
    </style:style>
    <style:style style:name="P50" style:family="paragraph" style:parent-style-name="Standard" style:list-style-name="L1">
      <style:text-properties fo:color="#0000cc" fo:language="bg" fo:country="BG" officeooo:rsid="003d05d7" officeooo:paragraph-rsid="003cbb11" style:font-size-asian="10.5pt" style:font-weight-asian="normal"/>
    </style:style>
    <style:style style:name="P51" style:family="paragraph" style:parent-style-name="Standard" style:list-style-name="L2">
      <style:text-properties fo:color="#0000cc" fo:language="bg" fo:country="BG" officeooo:rsid="004f778c" officeooo:paragraph-rsid="004f778c" style:font-size-asian="10.5pt" style:font-weight-asian="normal"/>
    </style:style>
    <style:style style:name="P52" style:family="paragraph" style:parent-style-name="Standard" style:list-style-name="L2">
      <style:text-properties fo:color="#0000cc" fo:language="bg" fo:country="BG" officeooo:rsid="0056549a" officeooo:paragraph-rsid="0056549a" style:font-size-asian="10.5pt" style:font-weight-asian="normal"/>
    </style:style>
    <style:style style:name="P53" style:family="paragraph" style:parent-style-name="Text_20_body">
      <style:text-properties fo:language="en" fo:country="US" officeooo:rsid="007a30eb" officeooo:paragraph-rsid="007a30eb"/>
    </style:style>
    <style:style style:name="T1" style:family="text">
      <style:text-properties fo:color="#990099"/>
    </style:style>
    <style:style style:name="T2" style:family="text">
      <style:text-properties officeooo:rsid="0008cdb1"/>
    </style:style>
    <style:style style:name="T3" style:family="text">
      <style:text-properties officeooo:rsid="000ab25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54c4e" style:font-style-asian="italic" style:font-style-complex="italic"/>
    </style:style>
    <style:style style:name="T6" style:family="text">
      <style:text-properties fo:font-style="italic" officeooo:rsid="00305fdc" style:font-style-asian="italic" style:font-style-complex="italic"/>
    </style:style>
    <style:style style:name="T7" style:family="text">
      <style:text-properties fo:font-style="italic" officeooo:rsid="0040cb99" style:font-style-asian="italic" style:font-style-complex="italic"/>
    </style:style>
    <style:style style:name="T8" style:family="text">
      <style:text-properties fo:font-style="italic" fo:font-weight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05fdc" style:font-style-asian="normal" style:font-style-complex="normal"/>
    </style:style>
    <style:style style:name="T12" style:family="text">
      <style:text-properties officeooo:rsid="00154c4e"/>
    </style:style>
    <style:style style:name="T13" style:family="text">
      <style:text-properties officeooo:rsid="00305fdc"/>
    </style:style>
    <style:style style:name="T14" style:family="text">
      <style:text-properties officeooo:rsid="0034c832"/>
    </style:style>
    <style:style style:name="T15" style:family="text">
      <style:text-properties officeooo:rsid="003b8434"/>
    </style:style>
    <style:style style:name="T16" style:family="text">
      <style:text-properties officeooo:rsid="003d05d7"/>
    </style:style>
    <style:style style:name="T17" style:family="text">
      <style:text-properties officeooo:rsid="0043f95c"/>
    </style:style>
    <style:style style:name="T18" style:family="text">
      <style:text-properties officeooo:rsid="004f50aa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fo:font-weight="bold"/>
    </style:style>
    <style:style style:name="T21" style:family="text">
      <style:text-properties officeooo:rsid="0062c89b"/>
    </style:style>
    <style:style style:name="T22" style:family="text">
      <style:text-properties officeooo:rsid="0065a71c"/>
    </style:style>
    <style:style style:name="T23" style:family="text">
      <style:text-properties fo:color="#0000cc" style:font-name="Liberation Mono" officeooo:rsid="0062c89b"/>
    </style:style>
    <style:style style:name="T24" style:family="text">
      <style:text-properties officeooo:rsid="006a7f1a"/>
    </style:style>
    <style:style style:name="T25" style:family="text">
      <style:text-properties officeooo:rsid="0076b994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За следващия урок</text:p>
      <text:p text:style-name="P10"/>
      <text:p text:style-name="P10">1. Как да сменя screensaver for GNOME3, така че да показва сними на Варна, докато компютърът е заключен?</text:p>
      <text:p text:style-name="P10"><text:date style:data-style-name="N36" text:date-value="2016-11-27T10:52:35.072977161" text:fixed="true">27.11.2016 г.</text:date></text:p>
      <text:p text:style-name="P2">GNOME3 няма вграден скрийнсевър, трябва да се инсталира допълнителна програма.</text:p>
      <text:p text:style-name="P10"/>
      <text:p text:style-name="P10">2. Как да споделя директория в Линукс през NFS, в която после от NFS клиента да мога да поставя следните 2 файла.</text:p>
      <text:p text:style-name="P10"><text:date style:data-style-name="N36" text:date-value="2016-11-27T10:52:31.828601025" text:fixed="true">27.11.2016 г.</text:date></text:p>
      <text:p text:style-name="Preformatted_20_Text"><text:s text:c="4"/>Аз-съм-българче-обичам-към-NAS-устройството-да-тичам.txt</text:p>
      <text:p text:style-name="P10"/>
      <text:p text:style-name="Preformatted_20_Text"><text:s text:c="4"/>Česká-říkadla-písničky-a-pohádky.txt</text:p>
      <text:p text:style-name="P10"/>
      <text:p text:style-name="P10">Условие: Няма загуба или промяна на буквите.</text:p>
      <text:p text:style-name="P12"/>
      <text:p text:style-name="P3">Когато имаме <text:span text:style-name="T2">Linux </text:span>сървър с NFS <text:span text:style-name="T2">ver </text:span>4.1, <text:span text:style-name="T2">тя</text:span> поддържа кодиране на симовлите UTF-8.</text:p>
      <text:p text:style-name="P3">Търси отговори във форумите с прости думи. <text:span text:style-name="T3">Провери конфигурацията на NFS клиент</text:span></text:p>
      <text:p text:style-name="P4"/>
      <text:p text:style-name="P4">Погледни в https://wiki.qnap.com. <text:s/><text:span text:style-name="T4">Mount an NFS share from Mac OS X.</text:span></text:p>
      <text:p text:style-name="P9">Най-лесно е да се сподели през CIFS ,ако в мрежата има клиенти с Windows и с MAC OS X.</text:p>
      <text:p text:style-name="P11"/>
      <text:p text:style-name="P10">3. Как да пускам скрипт всеки път при логване на потребителя?</text:p>
      <text:p text:style-name="P10"><text:date style:data-style-name="N36" text:date-value="2016-11-27T10:52:27.358474647" text:fixed="true">27.11.2016 г.</text:date></text:p>
      <text:p text:style-name="Preformatted_20_Text"><text:s text:c="4"/>/home/pgeorgie/bin/rh_init.exp</text:p>
      <text:p text:style-name="P13"/>
      <text:p text:style-name="P5">Създай нов файл за изпълнение, <text:span text:style-name="T12">тип </text:span><text:span text:style-name="T5">*.desktop</text:span> за GNOME3 средата. </text:p>
      <text:p text:style-name="P6">Applications -&gt; System Tools -&gt; Startup Applications</text:p>
      <text:p text:style-name="P7">или</text:p>
      <text:p text:style-name="P7">в .config/autostart</text:p>
      <text:p text:style-name="P8">Примерни файлове има в директория: /usr/share/applications.</text:p>
      <text:p text:style-name="P14"/>
      <text:p text:style-name="P10"/>
      <text:p text:style-name="P10">4. Как да разбера накъде води, към кой клон и състояние този GIT указател?</text:p>
      <text:p text:style-name="P10"><text:date style:data-style-name="N36" text:date-value="2016-11-27T10:52:23.400842975" text:fixed="true">27.11.2016 г.</text:date></text:p>
      <text:p text:style-name="Preformatted_20_Text">[GIT_URL] = [https://code.engineering.mycompany.com/gerrit/network-manager-applet]</text:p>
      <text:p text:style-name="Preformatted_20_Text">[GIT_TARGETBRANCH] not set</text:p>
      <text:p text:style-name="Preformatted_20_Text">[GIT_TAGORCOMMITID] = [refs/changes/46/<text:span text:style-name="T1">90746</text:span>/1]</text:p>
      <text:p text:style-name="P22">Попитай колегите, какво означава. Това е специфично за Gerrit.</text:p>
      <text:p text:style-name="P22"/>
      <text:p text:style-name="P10"/>
      <text:p text:style-name="P10">5. Как от един текстов файл да премахна редовете, които съдържат: word1, word2, word3</text:p>
      <text:p text:style-name="P10">Има ли начин да стане с grep с един израз:</text:p>
      <text:p text:style-name="P10"><text:date style:data-style-name="N36" text:date-value="2016-11-27T10:05:36.470665829" text:fixed="true">27.11.2016 г.</text:date></text:p>
      <text:p text:style-name="Preformatted_20_Text">cat my_text_file.txt | grep -v ...</text:p>
      <text:p text:style-name="P10"/>
      <text:p text:style-name="P1">grep -vwE ‘(word1|word2|word3)’ test.txt</text:p>
      <text:p text:style-name="P1">sed -e ‘/<text:span text:style-name="T1">\b\</text:span>(workd1<text:span text:style-name="T1">\</text:span>|word2<text:span text:style-name="T1">\</text:span>|word3<text:span text:style-name="T1">\</text:span>)<text:span text:style-name="T1">\b</text:span>/d’</text:p>
      <text:p text:style-name="P10"><text:soft-page-break/></text:p>
      <text:p text:style-name="P10">6. Когато влизам в NAS устройството през HTTPS, непрекъснато излиза съощение, че браузърът не му се доверява.</text:p>
      <text:p text:style-name="P10">Когато отида на страница Control Panel -&gt; System Settings -&gt; Security</text:p>
      <text:p text:style-name="P10">натискам бутон Download Certificate и изкача файл SSLcertificate.crt.</text:p>
      <text:p text:style-name="P10">После натискам Download Private Key и изкача файл SSLprivatekey.key</text:p>
      <text:p text:style-name="P10">Къде да поставя тези файлове?</text:p>
      <text:p text:style-name="P10"/>
      <text:p text:style-name="P23">Погледни в браузъра, дали ще приеме <text:span text:style-name="T4">Security Exception.</text:span><text:span text:style-name="T10"> Във Firefox има бутон </text:span><text:span text:style-name="T4">Confirm Securtity Exception -&gt; [ x ] Permanently ...</text:span></text:p>
      <text:p text:style-name="P24">Провери сертификата на устройсвото. На коя дата изтича? Не е ли изтекъл вече?</text:p>
      <text:p text:style-name="P25">Браузърите не допускат автоматично <text:span text:style-name="T9">самоподписани</text:span><text:span text:style-name="T4"> </text:span><text:span text:style-name="T10">сертификати.</text:span></text:p>
      <text:p text:style-name="P36">Браузърът проверява:</text:p>
      <text:p text:style-name="P36">a) common name &lt;-&gt; моето URL</text:p>
      <text:p text:style-name="P36">б) период на валидност</text:p>
      <text:p text:style-name="P36">в) сертификата от каква външна организация е подписан, дали тя е достоверна?</text:p>
      <text:p text:style-name="P36">г) сертификата самоподписан ли е ?</text:p>
      <text:p text:style-name="P36"/>
      <text:p text:style-name="P26"><text:span text:style-name="T10">Мога да генерирам </text:span><text:span text:style-name="T9">собствен</text:span><text:span text:style-name="T10"> сертификат, които да се постави в моя компютър и в NAS устройството.</text:span></text:p>
      <text:p text:style-name="P37"/>
      <text:p text:style-name="P10"/>
      <text:p text:style-name="P10">7. Как да накарам Линукс да изтегли нови файлове от даден git repository,</text:p>
      <text:p text:style-name="P10">когато се логна с моя потребител pgeorgie?</text:p>
      <text:p text:style-name="P10"><text:date style:data-style-name="N36" text:date-value="2016-11-27T11:12:24.478883058" text:fixed="true">27.11.2016 г.</text:date></text:p>
      <text:p text:style-name="P27">Направи скрипт, <text:span text:style-name="T13">, който да прави git pull, стартиран от файл, тип </text:span><text:span text:style-name="T6">desktop. </text:span><text:span text:style-name="T11">Последния го постави</text:span> в <text:span text:style-name="T4">autostart</text:span> Да се показва в терминал, за да видя резултатите.</text:p>
      <text:p text:style-name="P28">Може да се направи и икона на десктопа, която да стартира git pull, да се вижда резултата.</text:p>
      <text:p text:style-name="P29"/>
      <text:p text:style-name="P10"/>
      <text:p text:style-name="P10">8. Защо при прикачване на споделени директории от NAS устройство</text:p>
      <text:p text:style-name="P10">към компютър с Линукс, правата за достъп към точките на прикачване се сменят?</text:p>
      <text:p text:style-name="P10"><text:date style:data-style-name="N36" text:date-value="2016-11-27T11:18:29.487167140" text:fixed="true">27.11.2016 г.</text:date></text:p>
      <text:p text:style-name="P10"/>
      <text:p text:style-name="P10">Пример</text:p>
      <text:p text:style-name="P10">Имаме:</text:p>
      <text:p text:style-name="P38">drwxr-xr-x. 2 georgiev HOME_USERS /home/georgiev/Install</text:p>
      <text:p text:style-name="P38">drwxr-xr-x. 2 georgiev HOME_USERS /home/georgiev/Movies</text:p>
      <text:p text:style-name="P38">drwxr-xr-x. 2 georgiev HOME_USERS /home/georgiev/Music</text:p>
      <text:p text:style-name="P10"/>
      <text:p text:style-name="P10">след команда:</text:p>
      <text:p text:style-name="Preformatted_20_Text">sudo mount -t cifs -<text:span text:style-name="T14">o </text:span>username<text:span text:style-name="T14">=</text:span>georgiev //home-nas.local/...</text:p>
      <text:p text:style-name="P10"/>
      <text:p text:style-name="P10">получава се:</text:p>
      <text:p text:style-name="P10"/>
      <text:p text:style-name="P38">drwxr-xr-x. 2 root root /home/georgiev/Install</text:p>
      <text:p text:style-name="P38">drwxr-xr-x. 2 root root /home/georgiev/Movies</text:p>
      <text:p text:style-name="P38">drwxr-xr-x. 2 root root /home/georgiev/Music</text:p>
      <text:p text:style-name="P30"><text:soft-page-break/>Разгледай документацията тук: man mount.cifs</text:p>
      <text:p text:style-name="P30">Да има параметър uid<text:span text:style-name="T15">=georgiev</text:span></text:p>
      <text:p text:style-name="P31">Нагласи прикачването през <text:span text:style-name="T9">automount</text:span> с директно указване (direct mapping).</text:p>
      <text:p text:style-name="P32">Не поставяй споделени директории <text:span text:style-name="T16">в</text:span> /<text:span text:style-name="T16">etc/</text:span>fstab, <text:span text:style-name="T16">защото ако NAS устройството откаже:</text:span></text:p>
      <text:list xml:id="list4652407064922190994" text:style-name="L1">
        <text:list-item>
          <text:p text:style-name="P50">Линукс ще чака дълго време за обещаното споделено устройство, докато стигне timeout.</text:p>
        </text:list-item>
        <text:list-item>
          <text:p text:style-name="P50">Няма да се стартира и ще ме пусне в конзолен режим, за да оправям проблема.</text:p>
        </text:list-item>
      </text:list>
      <text:p text:style-name="P32"/>
      <text:p text:style-name="P10"/>
      <text:p text:style-name="P10">9. Ако има 2ма потребитя, които ще ползват едни същи споделени директории в мрежата, как да настроя прикачването, когато 2мата има различни права да достъп?</text:p>
      <text:p text:style-name="P10">Пример</text:p>
      <text:p text:style-name="Preformatted_20_Text">Users: gale, georgiev</text:p>
      <text:p text:style-name="Preformatted_20_Text">Network shares via CIFS</text:p>
      <text:p text:style-name="Preformatted_20_Text">Share<text:tab/><text:tab/><text:tab/>User<text:tab/><text:tab/>Permissions</text:p>
      <text:p text:style-name="Preformatted_20_Text">//home-nas/Movies <text:tab/>georgiev<text:tab/>RW</text:p>
      <text:p text:style-name="Preformatted_20_Text">//home-nas/Movies <text:tab/>gale<text:tab/><text:tab/>RO</text:p>
      <text:p text:style-name="Preformatted_20_Text">//home-nas/Music <text:tab/>georgiev <text:tab/>RW</text:p>
      <text:p text:style-name="Preformatted_20_Text">//home-nas/Music <text:tab/>gale <text:tab/><text:tab/>RO</text:p>
      <text:p text:style-name="Preformatted_20_Text">//home-nas/Shared_Documents <text:tab/>georgiev <text:tab/>RW</text:p>
      <text:p text:style-name="Preformatted_20_Text">//home-nas/Shared_Documents <text:tab/>gale <text:tab/><text:tab/>RW</text:p>
      <text:p text:style-name="P10"/>
      <text:p text:style-name="P33">По-лесно е да се реши задачата в самото NAS устройство. Там на потребител <text:span text:style-name="T7">georgiev</text:span><text:span text:style-name="T4"> </text:span>да дам пълен достъп, а на потребител <text:span text:style-name="T7">gale</text:span> само за четене.</text:p>
      <text:p text:style-name="P15"/>
      <text:p text:style-name="P10"/>
      <text:p text:style-name="P10">10. Как да позволя на своя потребител права за четене/запис върху USB устройството, което свързвам към нотбука, когато то се прикачва автоматично като</text:p>
      <text:p text:style-name="P10"/>
      <text:p text:style-name="Preformatted_20_Text">drwxr-xr-x. 4 root root 4096 Nov 24 10:43 /run/media/pgeorgie/52422be6-37ac-4162-836c-79ed40b817e5</text:p>
      <text:p text:style-name="P10"/>
      <text:p text:style-name="P10">Само root може да създава директории и копира файлове.</text:p>
      <text:p text:style-name="P10"/>
      <text:p text:style-name="P34">При поставяне на <text:s/>USB flash със система <text:span text:style-name="T18">FAT32</text:span>, няма проблем при създаване на нови директории и файлове.</text:p>
      <text:p text:style-name="P35">Изпробвай решенията:</text:p>
      <text:list xml:id="list4948664456910800169" text:style-name="L2">
        <text:list-item>
          <text:p text:style-name="P51">Разгледай правилата на <text:span text:style-name="T9">udev</text:span>. Те дават права за достъп към устройствата и др.компютърни ресурси.</text:p>
        </text:list-item>
        <text:list-item>
          <text:p text:style-name="P52">Махни флашката, стартирай нотбука, спожи флашката. Виж какви права за достъп има. Спри компютъра, сложи флашката, стартирай нотбука. Виж какви права за достъп има.Сравни правата за достъп.</text:p>
        </text:list-item>
      </text:list>
      <text:p text:style-name="P16"/>
      <text:p text:style-name="P16">За превеждане на филми на български под Линукс:</text:p>
      <text:p text:style-name="P16">Gnome <text:span text:style-name="T17">S</text:span>ubtitles</text:p>
      <text:p text:style-name="P16">Subtitle Editor</text:p>
      <text:p text:style-name="P17"/>
      <text:p text:style-name="P18"/>
      <text:p text:style-name="P39"><text:date style:data-style-name="N36" text:date-value="2016-12-04T16:13:52.489985553" text:fixed="true">4.12.2016 г.</text:date></text:p>
      <text:p text:style-name="P41">11. Мога ли да стартирам автоматично един след друг 3 терминални прозореца.</text:p>
      <text:p text:style-name="Text_20_body"><text:span text:style-name="T19">1) който да показва връзка към сървър след команда </text:span><text:span text:style-name="T20">ssh root@test_pc</text:span></text:p>
      <text:p text:style-name="Text_20_body"><text:span text:style-name="T19">2) който да показва връзка към същия сървър след команда </text:span><text:span text:style-name="T20">ssh test@test_pc</text:span></text:p>
      <text:p text:style-name="Text_20_body"><text:span text:style-name="T19">3) който да показва отново връзка към същия сървър, с цел да след състояенито на межовите връзки на отдалечения сървът. Например, нещо то рода </text:span><text:span text:style-name="T20">ssh root@test_pc "nmcli device status"</text:span></text:p>
      <text:p text:style-name="P45">Използвай те<text:span text:style-name="T22">р</text:span>минален мултиплексор.</text:p>
      <text:p text:style-name="P46">GNU Screen – <text:span text:style-name="T21">стартира нови подчинени терминали, които могат да се разкачат и отново да се прикачват. Процесът вървящ вътре в тях не се прекъсва. За настройка при начално стартиране, виж файл /etc/screenrc. </text:span></text:p>
      <text:p text:style-name="P47">tmux</text:p>
      <text:p text:style-name="P48">terminaltor – графичен инструмент</text:p>
      <text:p text:style-name="P40">12. Мога ли да създам snippet за Atom, който да се актирвира при редактиране на файлове с разширение <text:span text:style-name="T8">*.feature</text:span>?</text:p>
      <text:p text:style-name="P49">Редакторът Atom разбира файла като обикновен текст. Снипетът ще бъде от категория <text:span text:style-name="T9">.text.plain.</text:span></text:p>
      <text:p text:style-name="P43"><text:span text:style-name="T23">Реадактирай конфигурационния файл:</text:span> </text:p>
      <text:p text:style-name="Preformatted_20_Text">$HOME/.atom/snippets.cson</text:p>
      <text:p text:style-name="P42"/>
      <text:p text:style-name="P40">13. Знаеш ли книжка за писане на bash скриптове, която си ползвал лично? Която да има примери.</text:p>
      <text:p text:style-name="P40"/>
      <text:p text:style-name="P40">14. Какво означава променливата TERM? Защ<text:span text:style-name="T24">о</text:span> ми пише <text:span text:style-name="T8">TERM environment variable not set</text:span>?</text:p>
      <text:p text:style-name="P44">Променливата пази вида на терминала, с който работя. <text:span text:style-name="T25">Ако не е настроено, тази грешка се показва.</text:span></text:p>
      <text:p text:style-name="P53">Постави вътре в скрипта, който ми дава грешка следното:</text:p>
      <text:p text:style-name="P53">export TERM=${TERM:-linux}</text:p>
      <text:p text:style-name="P53"/>
      <text:p text:style-name="P40">15. Kак да направя така, че във VIM редактора да включа текущата дата и час? Има ли още команди, чиито резултат да бъде включен в текстовия файл, който редактирам<text:line-break/><text:line-break/>16. Как да наредя няколко стринга в една променлива в bash, при условие, че всяка нова дума се <text:soft-page-break/>добавя с натрупване, към досегашната променлива. Предната стойност на променливата се запазва, а новата се конкатенира.<text:line-break/><text:line-break/>17. Мрежовата карта на нотбука неочаквано спира да работи. Как да разбера източника на проблема?<text:line-break/>а) в хардуера<text:line-break/>б) в драйвера<text:line-break/>б) в мрежовото устройство, към което е свързано (switch / router)<text:line-break/>г) в настройките на мрежовата карта<text:line-break/><text:line-break/>18. С каква програма, по какъв начин да правя разпознаване на текст. Например книгите, които тегля от фирмата, не позволяват копирането на текст от съдържанието. Позволено е правене на скрийкшот на област от екрана. Искам да извлека текста от картинката.<text:line-break/><text:line-break/>19. Кои конфигурационни файлове определят големината на шрифта при <text:span text:style-name="T8">GNOME3</text:span> терминала? Същият въпрос, но за програма <text:span text:style-name="T8">gedit</text:span>.<text:line-break/>Бих желал да копирам моите настройки на всяка една машина, към която се свързвам и в която имам потребител.<text:line-break/><text:line-break/>20. Давам команда и излизат много редове текст. Искам да видя само тези, което ЕДНОВРЕМЕННО показват думите <text:span text:style-name="T8">status1, status2, status3</text:span>.</text:p>
      <text:p text:style-name="P19">USB flash drives, create a udev rule how to mounted.</text:p>
      <text:p text:style-name="P19">To modify the mount point, go to:</text:p>
      <text:p text:style-name="P19">cd /run/media/pgeorgie/</text:p>
      <text:p text:style-name="P20">sudo chown -R pgeorgie:staff 573a17be-676e-41fc-8314-0ce838829102</text:p>
      <text:p text:style-name="P21">Работи на основа на собственик и група, всяко от които има номер ID.</text:p>
      <text:p text:style-name="P21"/>
      <text:p text:style-name="P21"/>
      <text:p text:style-name="P2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eorgie </meta:initial-creator>
    <meta:creation-date>2016-11-27T09:57:24.250965758</meta:creation-date>
    <dc:date>2016-12-04T18:00:02.614387505</dc:date>
    <dc:creator>Pavlin Georgiev </dc:creator>
    <meta:editing-duration>PT2H34M29S</meta:editing-duration>
    <meta:editing-cycles>83</meta:editing-cycles>
    <meta:generator>LibreOffice/5.2.0.4$Linux_X86_64 LibreOffice_project/066b007f5ebcc236395c7d282ba488bca6720265</meta:generator>
    <meta:document-statistic meta:table-count="0" meta:image-count="0" meta:object-count="0" meta:page-count="5" meta:paragraph-count="118" meta:word-count="1189" meta:character-count="7991" meta:non-whitespace-character-count="6884"/>
  </office:meta>
</office:document-meta>
</file>